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614cm" fo:min-width="0.124cm" fo:padding-top="0.226cm" fo:padding-bottom="0.226cm" fo:padding-left="0.351cm" fo:padding-right="0.351cm" draw:shadow-offset-x="0.203cm" draw:shadow-offset-y="0.20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816cm" fo:min-width="0.326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8cm" fo:min-width="1.596cm"/>
    </style:style>
    <style:style style:name="gr4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816cm" fo:min-width="0.326cm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0.518cm" fo:min-width="1.596cm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0.316cm" fo:min-width="1.394cm" fo:padding-top="0.226cm" fo:padding-bottom="0.226cm" fo:padding-left="0.351cm" fo:padding-right="0.351cm"/>
    </style:style>
    <style:style style:name="gr7" style:family="graphic" style:parent-style-name="standard">
      <style:graphic-properties svg:stroke-width="0.203cm" svg:stroke-color="#000000" draw:marker-start-width="0.812cm" draw:marker-end-width="0.812cm" draw:stroke-linejoin="miter" draw:fill="solid" draw:fill-color="#000000" draw:textarea-horizontal-align="justify" draw:textarea-vertical-align="middle" draw:auto-grow-height="false" fo:min-height="1.614cm" fo:min-width="0.124cm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356cm" svg:stroke-color="#000000" draw:marker-start-width="1.271cm" draw:marker-end-width="1.271cm" draw:fill="none" draw:textarea-vertical-align="middle" fo:padding-top="0.303cm" fo:padding-bottom="0.303cm" fo:padding-left="0.428cm" fo:padding-right="0.428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4.58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5.723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4.072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3.691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1.151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objectwithoutfill">
      <style:graphic-properties svg:stroke-width="0.356cm" svg:stroke-color="#000000" draw:marker-start-width="1.271cm" draw:marker-end-width="1.271cm" draw:stroke-linejoin="miter" draw:fill="none" draw:textarea-vertical-align="middle" fo:padding-top="0.303cm" fo:padding-bottom="0.303cm" fo:padding-left="0.428cm" fo:padding-right="0.428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0.08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26cm" svg:height="2.066cm" svg:x="9.13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26cm" svg:height="2.066cm" svg:x="4.304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91cm" svg:height="2.302cm" draw:transform="rotate (-3.14159265358979) translate (6.842cm 5.4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26cm" svg:height="2.066cm" svg:x="9.13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191cm" svg:height="2.302cm" draw:transform="rotate (-3.14159265358979) translate (11.668cm 5.4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191cm" svg:height="2.302cm" draw:transform="rotate (-3.14159265358979) translate (17.002cm 5.4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826cm" svg:height="2.066cm" svg:x="14.464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4.048cm" svg:y1="11.16cm" svg:x2="7.096cm" svg:y2="16.593cm">
          <text:p/>
        </draw:line>
        <draw:line draw:style-name="gr8" draw:text-style-name="P3" draw:layer="layout" svg:x1="7.731cm" svg:y1="11.16cm" svg:x2="7.604cm" svg:y2="16.621cm">
          <text:p/>
        </draw:line>
        <draw:line draw:style-name="gr8" draw:text-style-name="P3" draw:layer="layout" svg:x1="1.635cm" svg:y1="11.287cm" svg:x2="8.874cm" svg:y2="16.367cm">
          <text:p/>
        </draw:line>
        <draw:line draw:style-name="gr8" draw:text-style-name="P3" draw:layer="layout" svg:x1="18.653cm" svg:y1="11.541cm" svg:x2="18.653cm" svg:y2="17.002cm">
          <text:p/>
        </draw:line>
        <draw:line draw:style-name="gr8" draw:text-style-name="P3" draw:layer="layout" svg:x1="17.002cm" svg:y1="11.541cm" svg:x2="17.002cm" svg:y2="17.002cm">
          <text:p/>
        </draw:line>
        <draw:line draw:style-name="gr8" draw:text-style-name="P3" draw:layer="layout" svg:x1="15.605cm" svg:y1="11.541cm" svg:x2="15.605cm" svg:y2="17.002cm">
          <text:p/>
        </draw:line>
        <draw:custom-shape draw:style-name="gr9" draw:text-style-name="P2" draw:layer="layout" svg:width="5.08cm" svg:height="0.381cm" svg:x="2.651cm" svg:y="19.9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23cm" svg:height="0.381cm" svg:x="2.627cm" svg:y="20.9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0.381cm" draw:transform="skewX (-0.00261799387799149) rotate (-0.00331612557878926) translate (2.651cm 21.95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91cm" svg:height="0.381cm" svg:x="2.651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6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6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7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738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97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.699cm" svg:height="1.27cm" svg:x="2.651cm" svg:y="24.368cm">
          <draw:text-box>
            <text:p text:style-name="P4">Align: Left</text:p>
          </draw:text-box>
        </draw:frame>
        <draw:frame draw:style-name="gr14" draw:text-style-name="P5" draw:layer="layout" svg:width="4.699cm" svg:height="1.27cm" svg:x="12.938cm" svg:y="24.495cm">
          <draw:text-box>
            <text:p text:style-name="P4">Align: Grid</text:p>
          </draw:text-box>
        </draw:frame>
        <draw:frame draw:style-name="gr15" draw:text-style-name="P5" draw:layer="layout" svg:width="6.096cm" svg:height="1.673cm" svg:x="14.081cm" svg:y="17.996cm">
          <draw:text-box>
            <text:p text:style-name="P4">LinkShape: Straight</text:p>
          </draw:text-box>
        </draw:frame>
        <draw:frame draw:style-name="gr14" draw:text-style-name="P5" draw:layer="layout" svg:width="4.699cm" svg:height="1.27cm" svg:x="3.667cm" svg:y="17.637cm">
          <draw:text-box>
            <text:p text:style-name="P4">LinkShape: Tilt</text:p>
          </draw:text-box>
        </draw:frame>
        <draw:frame draw:style-name="gr14" draw:text-style-name="P5" draw:layer="layout" svg:width="4.699cm" svg:height="1.27cm" svg:x="2.397cm" svg:y="7.477cm">
          <draw:text-box>
            <text:p text:style-name="P4">Filter: All</text:p>
          </draw:text-box>
        </draw:frame>
        <draw:frame draw:style-name="gr14" draw:text-style-name="P5" draw:layer="layout" svg:width="4.699cm" svg:height="1.27cm" svg:x="7.604cm" svg:y="7.477cm">
          <draw:text-box>
            <text:p text:style-name="P4">Filter: None</text:p>
          </draw:text-box>
        </draw:frame>
        <draw:frame draw:style-name="gr14" draw:text-style-name="P5" draw:layer="layout" svg:width="4.699cm" svg:height="1.27cm" svg:x="13.065cm" svg:y="7.477cm">
          <draw:text-box>
            <text:p text:style-name="P4">Filter: Some</text:p>
          </draw:text-box>
        </draw:frame>
        <draw:frame draw:style-name="gr16" draw:text-style-name="P7" draw:layer="layout" svg:width="3.937cm" svg:height="1.199cm" svg:x="9.763cm" svg:y="17.962cm">
          <draw:text-box>
            <text:p text:style-name="P6"><text:span text:style-name="T1">LinkShape: Rope </text:span><text:span text:style-name="T1"><text:line-break/></text:span><text:span text:style-name="T1">(Track chains)</text:span></text:p>
          </draw:text-box>
        </draw:frame>
        <draw:connector draw:style-name="gr17" draw:text-style-name="P3" draw:layer="layout" draw:type="curve" svg:x1="10.46cm" svg:y1="11.266cm" svg:x2="13.236cm" svg:y2="17.175cm" svg:d="M10460 11266c0 4432 2776 1478 2776 5909" svg:viewBox="0 0 2777 5910">
          <text:p/>
        </draw:connector>
        <draw:custom-shape draw:style-name="gr18" draw:text-style-name="P1" draw:layer="layout" svg:width="0.584cm" svg:height="1.27cm" svg:x="9.255cm" svg:y="4.4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33:18.710000000</meta:creation-date>
    <dc:date>2018-09-09T06:41:05.213000000</dc:date>
    <meta:editing-duration>PT16M16S</meta:editing-duration>
    <meta:editing-cycles>4</meta:editing-cycles>
    <meta:generator>LibreOffice/6.0.5.2$Windows_X86_64 LibreOffice_project/54c8cbb85f300ac59db32fe8a675ff7683cd5a16</meta:generator>
    <meta:document-statistic meta:object-count="50"/>
  </office:meta>
</office:document-meta>
</file>